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textarea-vertical-align="top" fo:min-height="20.257cm"/>
    </style:style>
    <style:style style:name="pr5" style:family="presentation" style:parent-style-name="Default-title">
      <style:graphic-properties fo:min-height="3.506cm"/>
    </style:style>
    <style:style style:name="pr6" style:family="presentation" style:parent-style-name="Default-subtitle">
      <style:graphic-properties draw:fill-color="#ffffff" draw:textarea-vertical-align="top" fo:min-height="15.193cm"/>
    </style:style>
    <style:style style:name="pr7" style:family="presentation" style:parent-style-name="Default-outline1">
      <style:graphic-properties fo:min-height="11.929cm"/>
    </style:style>
    <style:style style:name="pr8" style:family="presentation" style:parent-style-name="Default-title">
      <style:graphic-properties fo:min-height="5.209cm"/>
    </style:style>
    <style:style style:name="pr9" style:family="presentation" style:parent-style-name="Default-outline1">
      <style:graphic-properties draw:stroke="solid" fo:min-height="11.929cm"/>
    </style:style>
    <style:style style:name="P1" style:family="paragraph">
      <style:paragraph-properties fo:text-align="center" fo:text-align-last="center"/>
    </style:style>
    <style:style style:name="P2" style:family="paragraph">
      <style:paragraph-properties fo:text-align="start" fo:text-align-last="center"/>
    </style:style>
    <style:style style:name="P3" style:family="paragraph">
      <style:paragraph-properties fo:margin-left="5cm" fo:margin-right="0cm" fo:text-align="start" fo:text-align-last="center" fo:text-indent="0cm"/>
    </style:style>
    <style:style style:name="P4" style:family="paragraph">
      <style:paragraph-properties fo:margin-left="5cm" fo:margin-right="0cm" fo:text-align="center" fo:text-align-last="center" fo:text-indent="0cm"/>
    </style:style>
    <style:style style:name="P5" style:family="paragraph">
      <loext:graphic-properties draw:fill-color="#ffffff"/>
      <style:paragraph-properties fo:text-align="center" fo:text-align-last="center"/>
    </style:style>
    <style:style style:name="P6" style:family="paragraph">
      <loext:graphic-properties draw:fill-color="#ffffff"/>
    </style:style>
    <style:style style:name="P7" style:family="paragraph">
      <style:paragraph-properties fo:margin-left="0cm" fo:margin-right="0cm" fo:text-align="center" fo:text-align-last="center" fo:text-indent="0cm"/>
    </style:style>
    <style:style style:name="P8" style:family="paragraph">
      <style:paragraph-properties fo:margin-left="3cm" fo:margin-right="0cm" fo:text-align="start" fo:text-align-last="center" fo:text-indent="0cm"/>
    </style:style>
    <style:style style:name="P9" style:family="paragraph">
      <loext:graphic-properties draw:fill-color="#ffffff"/>
      <style:paragraph-properties fo:margin-left="0cm" fo:margin-right="0cm" fo:text-align="center" fo:text-align-last="center" fo:text-indent="0cm"/>
    </style:style>
    <style:style style:name="P10" style:family="paragraph">
      <style:paragraph-properties fo:margin-left="2cm" fo:margin-right="0cm" fo:text-align="start" fo:text-align-last="center" fo:text-indent="0cm"/>
    </style:style>
    <style:style style:name="P11" style:family="paragraph">
      <loext:graphic-properties draw:fill-color="#ffffff"/>
      <style:paragraph-properties fo:text-align="center" fo:text-align-last="center"/>
      <style:text-properties fo:font-size="28pt"/>
    </style:style>
    <style:style style:name="P12" style:family="paragraph">
      <loext:graphic-properties draw:fill-color="#ffffff"/>
      <style:paragraph-properties fo:margin-left="2cm" fo:margin-right="0cm" fo:text-align="start" fo:text-align-last="center" fo:text-indent="0cm"/>
    </style:style>
    <style:style style:name="P13" style:family="paragraph">
      <style:paragraph-properties fo:margin-left="2cm" fo:margin-right="0cm" fo:text-indent="0cm"/>
    </style:style>
    <style:style style:name="P14" style:family="paragraph">
      <style:paragraph-properties fo:margin-left="2cm" fo:margin-right="0cm" fo:text-indent="0cm"/>
      <style:text-properties fo:font-size="96pt" style:font-size-asian="96pt" style:font-size-complex="96pt"/>
    </style:style>
    <style:style style:name="P15" style:family="paragraph">
      <style:text-properties fo:font-weight="bold" style:font-weight-asian="bold"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style:text-properties fo:font-size="22pt" style:font-size-asian="22pt" style:font-size-complex="22pt"/>
    </style:style>
    <style:style style:name="P19" style:family="paragraph">
      <style:paragraph-properties fo:margin-left="0cm" fo:margin-right="0cm" fo:text-indent="0cm"/>
    </style:style>
    <style:style style:name="P20" style:family="paragraph">
      <style:paragraph-properties fo:margin-left="0cm" fo:margin-right="0cm" fo:margin-top="0.6cm" fo:margin-bottom="0cm" fo:text-indent="0cm"/>
    </style:style>
    <style:style style:name="P21" style:family="paragraph">
      <loext:graphic-properties draw:fill-color="#ffffff"/>
      <style:text-properties fo:font-size="20pt"/>
    </style:style>
    <style:style style:name="P22" style:family="paragraph">
      <style:paragraph-properties fo:margin-left="1cm" fo:margin-right="0cm" fo:text-indent="0cm"/>
    </style:style>
    <style:style style:name="T1" style:family="text">
      <style:text-properties fo:font-weight="bold" style:font-weight-asian="bold" style:font-weight-complex="bold"/>
    </style:style>
    <style:style style:name="T2" style:family="text">
      <style:text-properties fo:font-size="28pt"/>
    </style:style>
    <style:style style:name="T3" style:family="text">
      <style:text-properties fo:font-size="28pt" fo:font-weight="normal" style:font-weight-asian="normal" style:font-weight-complex="normal"/>
    </style:style>
    <style:style style:name="T4" style:family="text">
      <style:text-properties fo:font-size="28pt" fo:font-weight="bold" style:font-weight-asian="bold" style:font-weight-complex="bold"/>
    </style:style>
    <style:style style:name="T5" style:family="text">
      <style:text-properties fo:font-size="28pt" style:font-size-asian="32pt" style:font-size-complex="32pt"/>
    </style:style>
    <style:style style:name="T6" style:family="text">
      <style:text-properties fo:font-size="96pt" style:font-size-asian="96pt" style:font-size-complex="96pt"/>
    </style:style>
    <style:style style:name="T7" style:family="text">
      <style:text-properties fo:font-size="96pt" fo:font-weight="bold" style:font-size-asian="96pt" style:font-weight-asian="bold" style:font-size-complex="96pt" style:font-weight-complex="bold"/>
    </style:style>
    <style:style style:name="T8" style:family="text">
      <style:text-properties fo:font-weight="normal" style:font-weight-asian="normal" style:font-weight-complex="normal"/>
    </style:style>
    <style:style style:name="T9" style:family="text">
      <style:text-properties fo:font-size="72pt" style:font-size-asian="72pt" style:font-size-complex="72pt"/>
    </style:style>
    <style:style style:name="T10" style:family="text">
      <style:text-properties fo:font-size="72pt" fo:font-weight="bold" style:font-size-asian="72pt" style:font-weight-asian="bold" style:font-size-complex="72pt" style:font-weight-complex="bold"/>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32pt" style:font-size-asian="32pt" style:font-size-complex="32pt"/>
    </style:style>
    <style:style style:name="T13" style:family="text">
      <style:text-properties fo:font-size="22pt" style:font-size-asian="22pt" style:font-size-complex="22pt"/>
    </style:style>
    <style:style style:name="T14"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3.506cm" svg:x="1.4cm" svg:y="0.837cm" presentation:class="title">
          <draw:text-box>
            <text:p>Functional Programming In JavaScript</text:p>
          </draw:text-box>
        </draw:frame>
        <draw:frame presentation:style-name="pr2" draw:text-style-name="P5" draw:layer="layout" svg:width="25.199cm" svg:height="16.255cm" svg:x="1.4cm" svg:y="0.837cm" presentation:class="subtitle">
          <draw:text-box>
            <text:p text:style-name="P1">Functional Programming Core Philosophy</text:p>
            <text:list text:style-name="L2">
              <text:list-header>
                <text:p text:style-name="P2"/>
              </text:list-header>
              <text:list-item>
                <text:p text:style-name="P3">Functions</text:p>
              </text:list-item>
              <text:list-item>
                <text:p text:style-name="P3">Mathematics</text:p>
                <text:p text:style-name="P4"/>
              </text:list-item>
            </text:list>
          </draw:text-box>
        </draw:frame>
        <presentation:notes draw:style-name="dp2">
          <draw:page-thumbnail draw:style-name="gr1"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2" draw:text-style-name="P9" draw:layer="layout" svg:width="25.199cm" svg:height="16.255cm" svg:x="1.4cm" svg:y="0.837cm" presentation:class="subtitle" presentation:user-transformed="true">
          <draw:text-box>
            <text:p text:style-name="P7"/>
            <text:p text:style-name="P8">Take the following functions:</text:p>
            <text:p text:style-name="P7"/>
            <text:p text:style-name="P7"><text:span text:style-name="T1">f(x,y) = y * x / (x + y)</text:span></text:p>
            <text:p text:style-name="P7"/>
            <text:p text:style-name="P8">Assuming a fixed <text:span text:style-name="T1">x’</text:span> and <text:span text:style-name="T1">y’</text:span>:</text:p>
            <text:p text:style-name="P7"/>
            <text:p text:style-name="P7"><text:span text:style-name="T1">f(x’,y’) = f(x’,y’)</text:span></text:p>
            <text:p text:style-name="P7"/>
            <text:p text:style-name="P8">...always</text:p>
            <text:p text:style-name="P7"/>
            <text:p text:style-name="P7"/>
          </draw:text-box>
        </draw:frame>
        <presentation:notes draw:style-name="dp2">
          <draw:page-thumbnail draw:style-name="gr1"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4" draw:text-style-name="P11" draw:layer="layout" svg:width="25.199cm" svg:height="20.257cm" svg:x="1.4cm" svg:y="0.837cm" presentation:class="subtitle" presentation:user-transformed="true">
          <draw:text-box>
            <text:p text:style-name="P1"><text:span text:style-name="T2"/></text:p>
            <text:p text:style-name="P10"><text:span text:style-name="T3">More formally,</text:span></text:p>
            <text:p text:style-name="P10"><text:span text:style-name="T3"/></text:p>
            <text:p text:style-name="P1"><text:span text:style-name="T4">f(x,y) = x*y/(x+y)</text:span></text:p>
            <text:p text:style-name="P1"><text:span text:style-name="T2"/></text:p>
            <text:p text:style-name="P10"><text:span text:style-name="T2">Has the following properties:</text:span></text:p>
            <text:p text:style-name="P8"><text:span text:style-name="T5"/></text:p>
            <text:list text:style-name="L3">
              <text:list-item>
                <text:p text:style-name="P8"><text:span text:style-name="T5">Its behavior is completely deterministic on provided input</text:span></text:p>
              </text:list-item>
              <text:list-item>
                <text:p text:style-name="P8"><text:span text:style-name="T5">It does not affect any external change (including on its input parameters)</text:span></text:p>
                <text:p text:style-name="P1"><text:span text:style-name="T2"/></text:p>
                <text:p text:style-name="P10"><text:span text:style-name="T2">Remember:</text:span></text:p>
                <text:p text:style-name="P1"><text:span text:style-name="T2"/></text:p>
              </text:list-item>
            </text:list>
            <text:p text:style-name="P7"><text:span text:style-name="T4">f(x’,y’) = f(x’,y’)</text:span></text:p>
            <text:p text:style-name="P10"><text:span text:style-name="T2"/></text:p>
            <text:p text:style-name="P10"><text:span text:style-name="T2">...always, regardless of whatever else is happening</text:span></text:p>
            <text:p text:style-name="P1"><text:span text:style-name="T2"/></text:p>
          </draw:text-box>
        </draw:frame>
        <presentation:notes draw:style-name="dp2">
          <draw:page-thumbnail draw:style-name="gr1"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Can Entire Programs Be Entirely Reprensented By This Paradigm?</text:p>
          </draw:text-box>
        </draw:frame>
        <draw:frame presentation:style-name="pr6" draw:text-style-name="P12" draw:layer="layout" svg:width="25.199cm" svg:height="15.193cm" svg:x="1.4cm" svg:y="4.914cm" presentation:class="subtitle" presentation:user-transformed="true">
          <draw:text-box>
            <text:p text:style-name="P10"/>
            <text:p text:style-name="P10">Spoiler Alert... no</text:p>
            <text:p text:style-name="P10"/>
            <text:p text:style-name="P10">You got databases, networks, user interaction, etc</text:p>
            <text:p text:style-name="P10"/>
            <text:p text:style-name="P10">But... you should isolate as much of your code into this paradigm as you can</text:p>
            <text:p text:style-name="P10"/>
            <text:p text:style-name="P10">And... even the part of your code that have side effects can benefit from some of functional programming’s structures</text:p>
          </draw:text-box>
        </draw:frame>
        <presentation:notes draw:style-name="dp2">
          <draw:page-thumbnail draw:style-name="gr1"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1</text:p>
          </draw:text-box>
        </draw:frame>
        <draw:frame presentation:style-name="pr7" draw:text-style-name="P14" draw:layer="layout" svg:width="25.599cm" svg:height="15.6cm" svg:x="1.201cm" svg:y="4.8cm" presentation:class="outline" presentation:user-transformed="true">
          <draw:text-box>
            <text:list text:style-name="L4">
              <text:list-header>
                <text:p text:style-name="P13"><text:span text:style-name="T6">//This will be a lot of fun to test or debug</text:span></text:p>
                <text:p text:style-name="P13"><text:span text:style-name="T7">function hotMess(db, url, x, y) </text:span></text:p>
                <text:p text:style-name="P13"><text:span text:style-name="T7">{</text:span></text:p>
                <text:p text:style-name="P13"><text:span text:style-name="T6"><text:s text:c="3"/></text:span><text:span text:style-name="T6">//To unit test the functional code, I'll have to sinon the request with some bogus value</text:span></text:p>
                <text:p text:style-name="P13"><text:span text:style-name="T6"><text:s text:c="3"/></text:span><text:span text:style-name="T6">//And I don't even want to know how I'll debug it if there is a problem</text:span></text:p>
                <text:p text:style-name="P13"><text:span text:style-name="T6"><text:s/></text:span><text:span text:style-name="T7"><text:s text:c="2"/></text:span><text:span text:style-name="T7">var someResult = request(url)</text:span></text:p>
                <text:p text:style-name="P13"><text:span text:style-name="T6"><text:s text:c="3"/></text:span></text:p>
                <text:p text:style-name="P13"><text:span text:style-name="T6"><text:s text:c="3"/></text:span><text:span text:style-name="T6">//This code could be made functional</text:span></text:p>
                <text:p text:style-name="P13"><text:span text:style-name="T6"><text:s text:c="3"/></text:span><text:span text:style-name="T6">//As it is, it is coupled with both an external request and a db store</text:span></text:p>
                <text:p text:style-name="P13"><text:span text:style-name="T6"><text:s text:c="2"/></text:span><text:span text:style-name="T6">//Assume for a moment that there is a bug in this code and I’ll have to troubleshoot it</text:span></text:p>
                <text:p text:style-name="P13"><text:span text:style-name="T6"><text:s/></text:span><text:span text:style-name="T7"><text:s text:c="2"/></text:span><text:span text:style-name="T7">if(someResult.forceAdd || y == 0) {</text:span></text:p>
                <text:p text:style-name="P13"><text:span text:style-name="T7"><text:s text:c="7"/></text:span><text:span text:style-name="T7">var result = x + y <text:s text:c="2"/></text:span></text:p>
                <text:p text:style-name="P13"><text:span text:style-name="T7"><text:s text:c="3"/></text:span><text:span text:style-name="T7">} else</text:span></text:p>
                <text:p text:style-name="P13"><text:span text:style-name="T7"><text:s text:c="7"/></text:span><text:span text:style-name="T7">var result = x/y</text:span></text:p>
                <text:p text:style-name="P13"><text:span text:style-name="T7"><text:s text:c="3"/></text:span><text:span text:style-name="T7">}</text:span></text:p>
                <text:p text:style-name="P13"><text:span text:style-name="T6"><text:s text:c="2"/></text:span></text:p>
                <text:p text:style-name="P13"><text:span text:style-name="T6"><text:s text:c="3"/></text:span><text:span text:style-name="T6">//More sinon. Why not, we're on a roll right? And a database required to manually troubleshoot now...</text:span></text:p>
                <text:p text:style-name="P13"><text:span text:style-name="T6"><text:s text:c="3"/></text:span><text:span text:style-name="T7">db.put(result);</text:span></text:p>
                <text:p text:style-name="P13"><text:span text:style-name="T6">}</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2</text:p>
          </draw:text-box>
        </draw:frame>
        <draw:frame presentation:style-name="pr7" draw:layer="layout" svg:width="25.8cm" svg:height="15.486cm" svg:x="1.4cm" svg:y="4.914cm" presentation:class="outline" presentation:user-transformed="true">
          <draw:text-box>
            <text:list text:style-name="L4">
              <text:list-header>
                <text:p>//Some object oriented code with a mutable state. Assume we can’t use Math for this example</text:p>
                <text:p><text:span text:style-name="T1">var myVal = new arithmetics();</text:span></text:p>
                <text:p><text:span text:style-name="T1">test(myVal.val() == 0); <text:s text:c="3"/></text:span><text:s/>//It starts at 0!</text:p>
                <text:p/>
                <text:p>//***This new code was just added by Adams***</text:p>
                <text:p><text:span text:style-name="T1">myVal.cos();</text:span></text:p>
                <text:p><text:span text:style-name="T1">test(myVal.val() == 1);</text:span> <text:s text:c="4"/>//It cosines!</text:p>
                <text:p>//***This code will break all the unit tests below***</text:p>
                <text:p>//***Here, I'm using tests to demonstrate the more generic problem of having various parts of the code coupled to a centralised mutable state</text:p>
                <text:p/>
                <text:p><text:span text:style-name="T1">myAdder.inc(2);</text:span></text:p>
                <text:p><text:span text:style-name="T1">test(myAdder.val() == 2);</text:span> <text:s text:c="3"/>//It adds!</text:p>
                <text:p/>
                <text:p><text:span text:style-name="T1">myAdder.mul(5);</text:span></text:p>
                <text:p><text:span text:style-name="T1">test(myAdder.val() == 10);</text:span> <text:s text:c="3"/>//It multiplies</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8" draw:layer="layout" svg:width="25.199cm" svg:height="5.209cm" svg:x="1.4cm" svg:y="-0.014cm" presentation:class="title" presentation:user-transformed="true">
          <draw:text-box>
            <text:p>Things That Functional Programming Help Prevent, Part 2.2 </text:p>
          </draw:text-box>
        </draw:frame>
        <draw:frame presentation:style-name="pr7" draw:layer="layout" svg:width="25.199cm" svg:height="12.179cm" svg:x="1.4cm" svg:y="4.914cm" presentation:class="outline" presentation:user-transformed="true">
          <draw:text-box>
            <text:list text:style-name="L4">
              <text:list-header>
                <text:p/>
                <text:p>Let’s revisit the above class for a moment...</text:p>
                <text:p>You have an arithmetics class with the following methods:</text:p>
              </text:list-header>
            </text:list>
            <text:list text:style-name="L5">
              <text:list-item>
                <text:p>A constructor that defaults the object’s value to 0</text:p>
              </text:list-item>
              <text:list-item>
                <text:p>An add method</text:p>
              </text:list-item>
              <text:list-item>
                <text:p>A mul method</text:p>
              </text:list-item>
              <text:list-item>
                <text:p>A cos method</text:p>
                <text:p>Now, Bryan finds this very cool library online and he’d like to plugin the class’ cos method inside of a hook this library takes <text:s/>to operate on a transitional value</text:p>
                <text:p>Well... good luck Bryan, our cos function is deeply coupled with our stateful arithmetics class! Hours of fun ahead of you trying to uncouple it to plug it in the library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3</text:p>
          </draw:text-box>
        </draw:frame>
        <draw:frame presentation:style-name="pr7" draw:text-style-name="P15" draw:layer="layout" svg:width="26cm" svg:height="15.486cm" svg:x="1.4cm" svg:y="4.914cm" presentation:class="outline" presentation:user-transformed="true">
          <draw:text-box>
            <text:list text:style-name="L4">
              <text:list-header>
                <text:p><text:span text:style-name="T8">//This function follows the 2 previously outlined principles of functional programming</text:span></text:p>
                <text:p><text:span text:style-name="T8">//It just doesn't follow a sound principle of functional design which will follow...</text:span></text:p>
                <text:p><text:span text:style-name="T8">//This function multiplies all elements of an array by the smallest value between x and y. </text:span></text:p>
                <text:p><text:span text:style-name="T8">//And yes... I could have used a ternary assignment to get rid of the if, but sometimes, you can't do that</text:span></text:p>
                <text:p><text:span text:style-name="T1"/></text:p>
                <text:p><text:span text:style-name="T1">function aSomewhatComplexFunction(x, y, list) {</text:span></text:p>
                <text:p><text:span text:style-name="T1"><text:s text:c="4"/></text:span><text:span text:style-name="T1">if(x &lt; y) {</text:span></text:p>
                <text:p><text:span text:style-name="T1"><text:s text:c="8"/></text:span><text:span text:style-name="T8">//Remember, no mutations on the arguments so I copy the array before changing it</text:span></text:p>
                <text:p><text:span text:style-name="T1"><text:s text:c="8"/></text:span><text:span text:style-name="T1">var listCopy = list.slice(0)</text:span></text:p>
                <text:p><text:span text:style-name="T1"><text:s text:c="8"/></text:span><text:span text:style-name="T1">var index = 0;</text:span></text:p>
                <text:p><text:span text:style-name="T1"><text:s text:c="8"/></text:span><text:span text:style-name="T1">while(index &lt; listCopy.length)</text:span></text:p>
                <text:p><text:span text:style-name="T1"><text:s text:c="8"/></text:span><text:span text:style-name="T1">{</text:span></text:p>
                <text:p><text:span text:style-name="T1"><text:s text:c="12"/></text:span><text:span text:style-name="T1">listCopy[index] = list[index]*x;</text:span></text:p>
                <text:p><text:span text:style-name="T1"><text:s text:c="12"/></text:span><text:span text:style-name="T1">index++;</text:span></text:p>
                <text:p><text:span text:style-name="T1"><text:s text:c="8"/></text:span><text:span text:style-name="T1">}</text:span></text:p>
                <text:p><text:span text:style-name="T1"><text:s text:c="4"/></text:span><text:span text:style-name="T1">}</text:span></text:p>
                <text:p><text:span text:style-name="T1"><text:s text:c="4"/></text:span><text:span text:style-name="T1">else {</text:span></text:p>
                <text:p><text:span text:style-name="T1"><text:s text:c="8"/></text:span><text:span text:style-name="T8">//Do the same thing as above with y</text:span></text:p>
                <text:p><text:span text:style-name="T1"><text:s text:c="4"/></text:span><text:span text:style-name="T1">}</text:span></text:p>
                <text:p><text:span text:style-name="T1"><text:s text:c="4"/></text:span><text:span text:style-name="T1">return listCopy</text:span></text:p>
                <text:p><text:span text:style-name="T1">}</text:span></text:p>
                <text:p><text:span text:style-name="T1"/></text:p>
                <text:p><text:span text:style-name="T1"/></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Which Brings To The Third Principle of Functional Programming </text:p>
          </draw:text-box>
        </draw:frame>
        <draw:frame presentation:style-name="pr7" draw:text-style-name="P16" draw:layer="layout" svg:width="25.199cm" svg:height="12.179cm" svg:x="1.4cm" svg:y="4.914cm" presentation:class="outline">
          <draw:text-box>
            <text:list text:style-name="L4">
              <text:list-header>
                <text:p text:style-name="P16"/>
                <text:p text:style-name="P16">Good Design!</text:p>
                <text:p text:style-name="P16">Break your functional code into simple functions:</text:p>
              </text:list-header>
            </text:list>
            <text:list text:style-name="L5">
              <text:list-item>
                <text:p text:style-name="P16">That are small and singular in purpose</text:p>
              </text:list-item>
              <text:list-item>
                <text:p text:style-name="P16">That are as agnostic to application-specific structures as you can make it</text:p>
                <text:p text:style-name="P16"/>
                <text:p text:style-name="P16">And then... assemble them into higher-order functions and functional compositions (more later)</text:p>
              </text:list-item>
            </text:list>
            <text:list text:style-name="L4">
              <text:list-header>
                <text:p text:style-name="P16">Essentially, you need to abstract away various operations in your code into simple functions that allow you to develop a vocabulary about what you are doing which you can then assemble declaratively</text:p>
                <text:p text:style-name="P16">Ramda does this very well. They got a whole bunch of pre-made structure-independent reusable functions: http://ramdajs.com/docs/</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xample of Third Principle</text:p>
          </draw:text-box>
        </draw:frame>
        <draw:frame presentation:style-name="pr7" draw:layer="layout" svg:width="25.199cm" svg:height="12.179cm" svg:x="1.4cm" svg:y="4.914cm" presentation:class="outline">
          <draw:text-box>
            <text:list text:style-name="L4">
              <text:list-header>
                <text:p/>
                <text:p>var min = null;</text:p>
                <text:p/>
                <text:p>if(x &lt; y) {</text:p>
                <text:p><text:s text:c="4"/>min = x;</text:p>
                <text:p>} else {</text:p>
                <text:p><text:s text:c="4"/>min = y;</text:p>
                <text:p>}</text:p>
                <text:p/>
                <text:p>//No...</text:p>
                <text:p>//This instead</text:p>
                <text:p/>
                <text:p>var min = R.min(x,y)</text:p>
              </text:list-header>
            </text:list>
          </draw:text-box>
        </draw:frame>
        <presentation:notes draw:style-name="dp2">
          <draw:page-thumbnail draw:style-name="gr1"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other Example of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add 1 to all its element</text:p>
                <text:p/>
                <text:p>var copyArray = myArray.slice(0);</text:p>
                <text:p>var index = 0;</text:p>
                <text:p>while(index &lt; copyArray.length)</text:p>
                <text:p>{</text:p>
                <text:p><text:s text:c="4"/>copyArray = myArray[index] + 1;</text:p>
                <text:p><text:s text:c="4"/>index++;</text:p>
                <text:p>}</text:p>
                <text:p/>
                <text:p>//*Facepalm*...</text:p>
                <text:p>//Do this instead...</text:p>
                <text:p>//I'm technically cheating, I'm using currying which I haven't explained yet, but soon... bear with me</text:p>
                <text:p/>
                <text:p>var copyArray = R.map(R.add(1), myArray)</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nd Yet Another Example of the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check that all values in the array are even</text:p>
                <text:p/>
                <text:p><text:span text:style-name="T1">var index = 0;</text:span></text:p>
                <text:p><text:span text:style-name="T1">var areAllEven = true;</text:span></text:p>
                <text:p><text:span text:style-name="T1">while(index &lt; myArray.length)</text:span></text:p>
                <text:p><text:span text:style-name="T1">{</text:span></text:p>
                <text:p><text:span text:style-name="T1"><text:s text:c="4"/></text:span><text:span text:style-name="T1">areAllEven = areAllEven &amp;&amp; (myArray[index] % 2 === 0)</text:span></text:p>
                <text:p><text:span text:style-name="T1"><text:s text:c="4"/></text:span><text:span text:style-name="T1">index++;</text:span></text:p>
                <text:p><text:span text:style-name="T1">}</text:span></text:p>
                <text:p/>
                <text:p>//Or you know, you could do this instead...</text:p>
                <text:p>//Normally, you’d put the isEven function definition in a separate utils module to be re-used anywhere</text:p>
                <text:p/>
                <text:p><text:span text:style-name="T1">function isEven(val) {</text:span></text:p>
                <text:p><text:span text:style-name="T1"><text:s text:c="4"/></text:span><text:span text:style-name="T1">return val % 2 === 0;</text:span></text:p>
                <text:p><text:span text:style-name="T1">}</text:span></text:p>
                <text:p/>
                <text:p><text:span text:style-name="T1">var areAllEven = R.all(isEven, myArray)</text:span></text:p>
              </text:list-header>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Functional Arity</text:p>
          </draw:text-box>
        </draw:frame>
        <draw:frame presentation:style-name="pr7" draw:text-style-name="P17" draw:layer="layout" svg:width="25.199cm" svg:height="12.179cm" svg:x="1.4cm" svg:y="4.914cm" presentation:class="outline">
          <draw:text-box>
            <text:list text:style-name="L4">
              <text:list-header>
                <text:p text:style-name="P17"/>
                <text:p text:style-name="P17">This is simply the number of arguments a function takes.</text:p>
                <text:p text:style-name="P17">f(x) {...}, is a function that has an arity of 1</text:p>
                <text:p text:style-name="P17">g(x, y) {...}, is a function that has an arity of 2</text:p>
                <text:p text:style-name="P17">h(x, y, z) {...}, is a function that has an arity of 3</text:p>
                <text:p text:style-name="P17">Working with functions that have an arity of 1 is very important for functional composition, but more on that later...</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Additional Concepts to Know: Higher Order Functions</text:p>
          </draw:text-box>
        </draw:frame>
        <draw:frame presentation:style-name="pr7" draw:layer="layout" svg:width="25.199cm" svg:height="12.179cm" svg:x="1.4cm" svg:y="4.914cm" presentation:class="outline">
          <draw:text-box>
            <text:list text:style-name="L4">
              <text:list-header>
                <text:p/>
                <text:p>In Javascript (and other languages supporting the functional paradigm), functions can be treated as variables and passed around to other functions (btw, js goes even further than this and treats functions are full blow objects, but I disgress)</text:p>
                <text:p/>
                <text:p>Higher order functions are functions that takes other functions as arguments and return a resulting function that does something with those functions. This is functional programming’s more flexible answer to class inheritance.</text:p>
                <text:p/>
                <text:p>And now, because few things illustrate a concept better than an example...</text:p>
                <text:p/>
                <text:p/>
              </text:list-header>
            </text:list>
          </draw:text-box>
        </draw:frame>
        <presentation:notes draw:style-name="dp2">
          <draw:page-thumbnail draw:style-name="gr1"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Higher Order Function Example</text:p>
          </draw:text-box>
        </draw:frame>
        <draw:frame presentation:style-name="pr7" draw:layer="layout" svg:width="26.4cm" svg:height="15.586cm" svg:x="1.4cm" svg:y="5.014cm" presentation:class="outline" presentation:user-transformed="true">
          <draw:text-box>
            <text:list text:style-name="L4">
              <text:list-header>
                <text:p/>
                <text:p>//This function will take any object, capitalize one of its properties and return a copy of that object with its property capitalized</text:p>
                <text:p>//The details of how to get and set the property of that object are left to a Ramda lens that is retained by the resulting function's closure</text:p>
                <text:p/>
                <text:p>//Utility functions</text:p>
                <text:p><text:span text:style-name="T1">function capitalizeFirstLetter(string) {</text:span></text:p>
                <text:p><text:span text:style-name="T1"><text:s text:c="4"/></text:span><text:span text:style-name="T1">return string.charAt(0).toUpperCase() + string.slice(1);</text:span></text:p>
                <text:p><text:span text:style-name="T1">}</text:span></text:p>
                <text:p/>
                <text:p>//Ramda lens are a way to get and set a native javascript object’s properties in an immutable way (the setter returns a copy of the object)</text:p>
                <text:p>//Because it works with generic javascript objects rather than define a specialized class to achieve this, is it interropable with existing code and third party libraries in a way that a specialized class would not be </text:p>
                <text:p/>
                <text:p><text:span text:style-name="T1">function getProperty(propLens) {</text:span></text:p>
                <text:p><text:span text:style-name="T1"><text:s text:c="3"/></text:span><text:span text:style-name="T1">return function(someObjecT) {</text:span></text:p>
                <text:p><text:span text:style-name="T1"><text:s text:c="8"/></text:span><text:span text:style-name="T1">return R.view(propLens, someObject)</text:span></text:p>
                <text:p><text:span text:style-name="T1"><text:s text:c="4"/></text:span><text:span text:style-name="T1">}</text:span></text:p>
                <text:p><text:span text:style-name="T1">}</text:span></text:p>
                <text:p><text:span text:style-name="T1"/></text:p>
                <text:p><text:span text:style-name="T1">function setProperty(propsLens) {</text:span></text:p>
                <text:p><text:span text:style-name="T1"><text:s text:c="3"/></text:span><text:span text:style-name="T1">return function(someObject, value) {</text:span></text:p>
                <text:p><text:span text:style-name="T1"><text:s text:c="7"/></text:span><text:span text:style-name="T1">return R.set(propsLens, value, someObject)</text:span></text:p>
                <text:p><text:span text:style-name="T1"><text:s text:c="3"/></text:span><text:span text:style-name="T1">}</text:span></text:p>
                <text:p><text:span text:style-name="T1">}</text:span></text:p>
                <text:p><text:span text:style-name="T1"/></text:p>
                <text:p>//Our higher order function</text:p>
                <text:p><text:span text:style-name="T1">function capitalizeProperty(getProperty, setProperty) {</text:span></text:p>
                <text:p><text:span text:style-name="T1"><text:s text:c="4"/></text:span><text:span text:style-name="T1">return function(someObject) {</text:span></text:p>
                <text:p><text:span text:style-name="T1"><text:s text:c="8"/></text:span><text:span text:style-name="T1">//Yes, nested function calls look a bit awkward. Functional composition (coming next) solves this.</text:span></text:p>
                <text:p><text:span text:style-name="T1"><text:s text:c="8"/></text:span><text:span text:style-name="T1">return setProperty(someObject, capitalizeFirstLetter(getProperty(someObject))</text:span></text:p>
                <text:p><text:span text:style-name="T1"><text:s text:c="4"/></text:span><text:span text:style-name="T1">}</text:span></text:p>
                <text:p><text:span text:style-name="T1">}</text:span></text:p>
                <text:p/>
                <text:p>//Our specialized Ramda lens that operates on object.name property in an immutable manner</text:p>
                <text:p><text:span text:style-name="T1">var nameLens = R.lens(R.prop('name'), R.assoc('name'));</text:span></text:p>
                <text:p><text:span text:style-name="T1"/></text:p>
                <text:p><text:span text:style-name="T1">var capitalizeName = capitalizeProperty(getProperty(nameLens), setProperty(nameLens))</text:span></text:p>
                <text:p><text:span text:style-name="T1"/></text:p>
                <text:p><text:span text:style-name="T1">var person = {</text:span></text:p>
                <text:p><text:span text:style-name="T1"><text:s text:c="4"/></text:span><text:span text:style-name="T1">"name": "tex"</text:span></text:p>
                <text:p><text:span text:style-name="T1">}</text:span></text:p>
                <text:p><text:span text:style-name="T1"/></text:p>
                <text:p><text:span text:style-name="T1">var personCopyWithCapitalizedName = capitalizeName(person)</text:span></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Toolbet: Composition</text:p>
          </draw:text-box>
        </draw:frame>
        <draw:frame presentation:style-name="pr7" draw:layer="layout" svg:width="25.199cm" svg:height="12.179cm" svg:x="1.4cm" svg:y="4.914cm" presentation:class="outline">
          <draw:text-box>
            <text:list text:style-name="L4">
              <text:list-header>
                <text:p>Higher order functions are useful and have their place...<text:line-break/><text:line-break/>But in many cases, the best easiest to read functional composability is achieved by: breaking your problem into a string of successive function calls, each call taking as argument the result of the previous function call.</text:p>
                <text:p/>
                <text:p>Ok, so you broke your problem in functions <text:span text:style-name="T1">f</text:span>, <text:span text:style-name="T1">g</text:span>, <text:span text:style-name="T1">h</text:span>, <text:span text:style-name="T1">i</text:span> and <text:span text:style-name="T1">j</text:span>, j being the first function called taking argument x</text:p>
                <text:p>So, your solution looks like this: <text:span text:style-name="T1">f(g(h(i(j(x))))</text:span>... hmm, did I get the parenthesises right? Hurts your eyes doesn’t it?</text:p>
                <text:p/>
                <text:p>Mathematicians and functional programmers agree.</text:p>
                <text:p>Mathematicians have this: k = <text:span text:style-name="T1">f * g *h * i * j</text:span>, then just do k(x) dummy (technically, it’s a dot, not *)</text:p>
                <text:p>And functional programmers in js using Ramda have this:</text:p>
                <text:p><text:span text:style-name="T1">k = R.compose(f, g, h, i, j)</text:span></text:p>
                <text:p><text:span text:style-name="T1">k(x) //Better no?</text:span></text:p>
                <text:p/>
                <text:p>Or if you are one of those people think looking from right to left as the order of your function calls look weird, you can also do this (but realize that most literature I’ve read so far uses compose):</text:p>
                <text:p><text:span text:style-name="T1">k = R.pipe(j, i, h, g, f)</text:span></text:p>
                <text:p><text:span text:style-name="T1">k(x) //same difference</text:span></text:p>
              </text:list-header>
            </text:list>
          </draw:text-box>
        </draw:frame>
        <presentation:notes draw:style-name="dp2">
          <draw:page-thumbnail draw:style-name="gr1"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Problem</text:p>
          </draw:text-box>
        </draw:frame>
        <draw:frame presentation:style-name="pr7" draw:layer="layout" svg:width="25.199cm" svg:height="12.179cm" svg:x="1.4cm" svg:y="4.914cm" presentation:class="outline" presentation:user-transformed="true">
          <draw:text-box>
            <text:list text:style-name="L4">
              <text:list-header>
                <text:p>But returning to our composed function k for a moment:</text:p>
                <text:p><text:span text:style-name="T1">k = R.compose(f, g, h, i, j)</text:span></text:p>
                <text:p><text:span text:style-name="T8">Here’s the kicker, </text:span><text:span text:style-name="T1">j</text:span><text:span text:style-name="T8">, the first function called in the list can have any arity (it’s arguments are essentially the arguments </text:span><text:span text:style-name="T1">k</text:span><text:span text:style-name="T8"> will take), but successive functions in the list will take the result of the previous function, so they need to have an arity of 1...</text:span></text:p>
              </text:list-header>
            </text:list>
          </draw:text-box>
        </draw:frame>
        <presentation:notes draw:style-name="dp2">
          <draw:page-thumbnail draw:style-name="gr1"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Arity workaround: Complex Types</text:p>
          </draw:text-box>
        </draw:frame>
        <draw:frame presentation:style-name="pr7" draw:layer="layout" svg:width="25.199cm" svg:height="12.179cm" svg:x="1.4cm" svg:y="4.914cm" presentation:class="outline">
          <draw:text-box>
            <text:list text:style-name="L4">
              <text:list-header>
                <text:p/>
                <text:p>One solution to the arity of 1 pipeline problem is to pass complex types which many contain any number of properties and is a technique already used with objects to abstract away optional arguments. </text:p>
                <text:p>But there are 2 important caveats to keep in mind:</text:p>
              </text:list-header>
            </text:list>
            <text:list text:style-name="L5">
              <text:list-item>
                <text:p text:style-name="P13">Non-complex types (int, string, etc) in JS are copied by value, so you get immutability of a fonction’s arguments for free. Objects and arrays are passed by reference, but should not to change in the called function.</text:p>
              </text:list-item>
              <text:list-item>
                <text:p text:style-name="P13">Functions should be made as generic as possible regarding the arguments they work on. Try to limit coupling generic functions with specific domain logic by not requiring overly specialized arguments. </text:p>
              </text:list-item>
            </text:list>
            <text:list text:style-name="L4">
              <text:list-header>
                <text:p/>
              </text:list-header>
            </text:list>
          </draw:text-box>
        </draw:frame>
        <presentation:notes draw:style-name="dp2">
          <draw:page-thumbnail draw:style-name="gr1"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Composition with Complex Arguments: Tuples</text:p>
          </draw:text-box>
        </draw:frame>
        <draw:frame presentation:style-name="pr7" draw:layer="layout" svg:width="25.199cm" svg:height="12.179cm" svg:x="1.4cm" svg:y="4.914cm" presentation:class="outline" presentation:user-transformed="true">
          <draw:text-box>
            <text:list text:style-name="L4">
              <text:list-header>
                <text:p/>
                <text:p>One construction which is present in many functional languages, but not Javascript, are tuples.</text:p>
                <text:p>Given 2 functions f and g, where the signature of g is g(x, y) and f returns a tuple (x, y), x and y being basic types, then you can compose g(f(...)).</text:p>
                <text:p>Tuples can be simulated, after a fashion, in Js. A full implementation is beyond the score of this presentation (see ‘Functional Programming in Javascript’ for an implementation example).</text:p>
                <text:p>Let’s look at the next slide for a usage example though... </text:p>
                <text:p/>
              </text:list-header>
            </text:list>
          </draw:text-box>
        </draw:frame>
        <presentation:notes draw:style-name="dp2">
          <draw:page-thumbnail draw:style-name="gr1"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uple Usage example</text:p>
          </draw:text-box>
        </draw:frame>
        <draw:frame presentation:style-name="pr7" draw:layer="layout" svg:width="26cm" svg:height="15.686cm" svg:x="1.4cm" svg:y="4.914cm" presentation:class="outline" presentation:user-transformed="true">
          <draw:text-box>
            <text:list text:style-name="L4">
              <text:list-header>
                <text:p><text:span text:style-name="T1">var twoStringsTuple = Tuple(String, String)</text:span></text:p>
                <text:p><text:span text:style-name="T1"/></text:p>
                <text:p><text:span text:style-name="T1">function g(twoStringArg) {</text:span></text:p>
                <text:p><text:span text:style-name="T1"><text:s text:c="4"/></text:span><text:span text:style-name="T1">console.log('This is the first string: ' + twoStringArg._1);</text:span></text:p>
                <text:p><text:span text:style-name="T1"><text:s text:c="4"/></text:span><text:span text:style-name="T1">console.log('This is the first string: ' + twoStringArg._2);</text:span></text:p>
                <text:p><text:span text:style-name="T1">}</text:span></text:p>
                <text:p><text:span text:style-name="T1"/></text:p>
                <text:p><text:span text:style-name="T1">function f() {</text:span></text:p>
                <text:p><text:span text:style-name="T1"><text:s text:c="4"/></text:span><text:span text:style-name="T1">//Do some computation</text:span></text:p>
                <text:p><text:span text:style-name="T1"><text:s text:c="4"/></text:span><text:span text:style-name="T1">return new twoStringsTuple('someString', 'anotherString');</text:span></text:p>
                <text:p><text:span text:style-name="T1">}</text:span></text:p>
                <text:p/>
                <text:p>//Then, you can compose it like this:</text:p>
                <text:p><text:span text:style-name="T1">var gf = R.compose(g, f)</text:span></text:p>
              </text:list-header>
            </text:list>
          </draw:text-box>
        </draw:frame>
        <presentation:notes draw:style-name="dp2">
          <draw:page-thumbnail draw:style-name="gr1"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Functional Composition with Complex Arguments: Objects</text:p>
          </draw:text-box>
        </draw:frame>
        <draw:frame presentation:style-name="pr7" draw:layer="layout" svg:width="26cm" svg:height="15.486cm" svg:x="1.4cm" svg:y="4.914cm" presentation:class="outline" presentation:user-transformed="true">
          <draw:text-box>
            <text:list text:style-name="L4">
              <text:list-header>
                <text:p/>
                <text:p><text:span text:style-name="T6">You can pass objects to a function where propreties in the object define named arguments.</text:span></text:p>
                <text:p><text:span text:style-name="T6"/></text:p>
                <text:p><text:span text:style-name="T6">Example:</text:span></text:p>
                <text:p><text:span text:style-name="T9"/></text:p>
                <text:p><text:span text:style-name="T9">//f(name, city), but with object argument</text:span></text:p>
                <text:p><text:span text:style-name="T10">function f(args) {</text:span></text:p>
                <text:p><text:span text:style-name="T10"><text:s text:c="4"/></text:span><text:span text:style-name="T10">console.log('This is the name argument: ' + args.name)</text:span></text:p>
                <text:p><text:span text:style-name="T10"><text:s text:c="4"/></text:span><text:span text:style-name="T10">console.log('This is the city argument: ' + args.city)</text:span></text:p>
                <text:p><text:span text:style-name="T10">}</text:span></text:p>
                <text:p><text:span text:style-name="T10"/></text:p>
                <text:p><text:span text:style-name="T10">function g() {</text:span></text:p>
                <text:p><text:span text:style-name="T9"><text:s text:c="4"/></text:span><text:span text:style-name="T9">//some processing</text:span></text:p>
                <text:p><text:span text:style-name="T10"><text:s text:c="4"/></text:span><text:span text:style-name="T10">return {</text:span></text:p>
                <text:p><text:span text:style-name="T10"><text:s text:c="8"/></text:span><text:span text:style-name="T10">'name': 'someName',</text:span></text:p>
                <text:p><text:span text:style-name="T10"><text:s text:c="8"/></text:span><text:span text:style-name="T10">'city': 'someCity'</text:span></text:p>
                <text:p><text:span text:style-name="T10"><text:s text:c="4"/></text:span><text:span text:style-name="T10">}</text:span></text:p>
                <text:p><text:span text:style-name="T10">}</text:span></text:p>
                <text:p><text:span text:style-name="T9"/></text:p>
                <text:p><text:span text:style-name="T9">//And you compose as usual</text:span></text:p>
                <text:p><text:span text:style-name="T10">var fg = R.compose(f, g)</text:span></text:p>
                <text:p/>
              </text:list-header>
            </text:list>
          </draw:text-box>
        </draw:frame>
        <presentation:notes draw:style-name="dp2">
          <draw:page-thumbnail draw:style-name="gr1"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mmutability of Object Arguments: Freeze</text:p>
          </draw:text-box>
        </draw:frame>
        <draw:frame presentation:style-name="pr7" draw:layer="layout" svg:width="25.199cm" svg:height="12.179cm" svg:x="1.4cm" svg:y="4.914cm" presentation:class="outline">
          <draw:text-box>
            <text:list text:style-name="L4">
              <text:list-header>
                <text:p>Remember that a function’s arguments need to be immutable.</text:p>
                <text:p>This can be enforced by Javascript’s Object.freeze method (which throws an exception if new properties are added or existing properties are modified/deleted).</text:p>
                <text:p>However, objects within objects can still be modified unless you recursively call Object.freeze on an object’s property.</text:p>
                <text:p>Here is an example of the g function from the previous example returning an object protected with deepFreeze (an npm library that is a recursive implementation of Object.freeze):</text:p>
                <text:p><text:span text:style-name="T11">function g() {</text:span></text:p>
                <text:p><text:span text:style-name="T12"><text:s text:c="4"/></text:span><text:span text:style-name="T12">//some processing</text:span></text:p>
                <text:p><text:span text:style-name="T11"><text:s text:c="4"/></text:span><text:span text:style-name="T11">return deepFreeze({</text:span></text:p>
                <text:p><text:span text:style-name="T11"><text:s text:c="8"/></text:span><text:span text:style-name="T11">'name': 'someName',</text:span></text:p>
                <text:p><text:span text:style-name="T11"><text:s text:c="8"/></text:span><text:span text:style-name="T11">'city': 'someCity'</text:span></text:p>
                <text:p><text:span text:style-name="T11"><text:s text:c="4"/></text:span><text:span text:style-name="T11">})</text:span></text:p>
                <text:p><text:span text:style-name="T11">}</text:span></text:p>
                <text:p/>
              </text:list-header>
            </text:list>
          </draw:text-box>
        </draw:frame>
        <presentation:notes draw:style-name="dp2">
          <draw:page-thumbnail draw:style-name="gr1"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mmutability of Object Arguments: Lenses</text:p>
          </draw:text-box>
        </draw:frame>
        <draw:frame presentation:style-name="pr7" draw:layer="layout" svg:width="25.199cm" svg:height="12.179cm" svg:x="1.4cm" svg:y="4.914cm" presentation:class="outline" presentation:user-transformed="true">
          <draw:text-box>
            <text:list text:style-name="L4">
              <text:list-header>
                <text:p>Ramda lenses are a functional way to access an object’s properties in a safe (null/undefined guard) way and to modify an object’s properties in an immutable way (ie, object copy on modification).</text:p>
                <text:p>It doesn’t make the object immutable per say (the object that is operated on remains a native javascript object), but assuming only lenses are used to write to the object, then immutability is guaranteed.</text:p>
                <text:p>As an added bonus, lenses can be passed as intermediates to higher order functions and functional composition to decouple other functions from object-specific structure.</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mda Lens Example</text:p>
          </draw:text-box>
        </draw:frame>
        <draw:frame presentation:style-name="pr7" draw:layer="layout" svg:width="26.2cm" svg:height="15.086cm" svg:x="1.4cm" svg:y="4.914cm" presentation:class="outline" presentation:user-transformed="true">
          <draw:text-box>
            <text:list text:style-name="L4">
              <text:list-header>
                <text:p>//Assume we have an array of people objects with a name property.</text:p>
                <text:p>//Assume we want to do the following: get rid of all the objects with an empty name and capitalize all the names</text:p>
                <text:p>//Also assume we have an existing capitalize function which takes a string and returns it capitalized</text:p>
                <text:p/>
                <text:p><text:span text:style-name="T1">var nonEmptyObj = R.curry(function (lens, object) {</text:span></text:p>
                <text:p><text:span text:style-name="T1"><text:s text:c="4"/></text:span><text:span text:style-name="T1">return R.view(lens, object) !== ""</text:span></text:p>
                <text:p><text:span text:style-name="T1">})</text:span></text:p>
                <text:p/>
                <text:p><text:span text:style-name="T1">var capitalizeObj = R.curry((lens, object) {</text:span></text:p>
                <text:p><text:span text:style-name="T1"><text:s text:c="4"/></text:span><text:span text:style-name="T1">return R.set(lens, capitalize(R.view(lens, object)), object)</text:span></text:p>
                <text:p><text:span text:style-name="T1">})</text:span></text:p>
                <text:p><text:span text:style-name="T1"/></text:p>
                <text:p><text:span text:style-name="T1">var nameLens = R.lens(R.prop('name'), R.assoc('name'));</text:span></text:p>
                <text:p><text:span text:style-name="T1">var capitalizeName = capitalizeObj(nameLens)</text:span></text:p>
                <text:p><text:span text:style-name="T1">var nonEmptyName = nonEmptyObj(nameLens)</text:span></text:p>
                <text:p><text:span text:style-name="T1"/></text:p>
                <text:p><text:span text:style-name="T1">var processNames = R.compose(R.map(capitalizeName), R.filter(nonEmptyName))</text:span></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Another Approach To Composition Arity Problem: Currying</text:p>
          </draw:text-box>
        </draw:frame>
        <draw:frame presentation:style-name="pr7" draw:layer="layout" svg:width="25.199cm" svg:height="12.179cm" svg:x="1.4cm" svg:y="4.914cm" presentation:class="outline" presentation:user-transformed="true">
          <draw:text-box>
            <text:list text:style-name="L4">
              <text:list-header>
                <text:p>Currying is probably the most favored way of reducing a function’s arity. </text:p>
                <text:p>When you take a function, most of its arguments tend to be “behavior parameter” arguments that are not so much part of the function’s core input, but rather specifications on the function’s behavior.</text:p>
                <text:p>Wouldn’t it be great if you could take a function that has a whole bunch of those parameter arguments, fix those arguments to a constant and return a function of lesser arity that just expects <text:s/>the missing arguments are input?</text:p>
                <text:p>Well, you can do just that with currying.</text:p>
              </text:list-header>
            </text:list>
          </draw:text-box>
        </draw:frame>
        <presentation:notes draw:style-name="dp2">
          <draw:page-thumbnail draw:style-name="gr1"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urrying: Usage</text:p>
          </draw:text-box>
        </draw:frame>
        <draw:frame presentation:style-name="pr7" draw:layer="layout" svg:width="25.199cm" svg:height="12.179cm" svg:x="1.4cm" svg:y="4.914cm" presentation:class="outline">
          <draw:text-box>
            <text:list text:style-name="L4">
              <text:list-header>
                <text:p>Basically, to make a function curryable, you just need to wrap its declaration in R.curry.</text:p>
                <text:p>From there on, you can partially evaluation the function, passing arguments fron left to right and the invocation will return a function with the missing arguments as parameter.</text:p>
                <text:p>When the last parameter is finally passed, the function will be invoked.</text:p>
                <text:p>Note that all of Ramda’s functions are already curried so you don’t need to wrap them in R.curry.</text:p>
                <text:p>Also note that because parameters are passed from left to right, you need to make the argument your function of arity 1 will expect your rightmost parameter (and generally, it’s a good practise to order the arguments in the order you expect them to be passed).</text:p>
              </text:list-header>
            </text:list>
          </draw:text-box>
        </draw:frame>
        <presentation:notes draw:style-name="dp2">
          <draw:page-thumbnail draw:style-name="gr1"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4T3">
        <office:forms form:automatic-focus="false" form:apply-design-mode="false"/>
        <draw:frame presentation:style-name="pr1" draw:layer="layout" svg:width="25.199cm" svg:height="3.506cm" svg:x="1.4cm" svg:y="0.837cm" presentation:class="title">
          <draw:text-box>
            <text:p>Currying Example</text:p>
          </draw:text-box>
        </draw:frame>
        <draw:frame presentation:style-name="pr9" draw:layer="layout" svg:width="12.297cm" svg:height="12.179cm" svg:x="1.4cm" svg:y="4.914cm" presentation:class="outline" presentation:user-transformed="true">
          <draw:text-box>
            <text:list text:style-name="L4">
              <text:list-header>
                <text:p>Example: </text:p>
                <text:p/>
                <text:p>var add = R.curry(function(x, y) {</text:p>
                <text:p><text:s text:c="4"/>return x + y</text:p>
                <text:p>})</text:p>
                <text:p/>
                <text:p>var add5 = add(5)</text:p>
                <text:p/>
                <text:p>console.log(add5(6)) //Logs 11</text:p>
                <text:p/>
                <text:p/>
              </text:list-header>
            </text:list>
          </draw:text-box>
        </draw:frame>
        <draw:frame presentation:style-name="pr9" draw:text-style-name="P18" draw:layer="layout" svg:width="12.297cm" svg:height="12.179cm" svg:x="14.313cm" svg:y="4.914cm" presentation:class="outline" presentation:user-transformed="true">
          <draw:text-box>
            <text:list text:style-name="L4">
              <text:list-header>
                <text:p><text:span text:style-name="T13">More generically:</text:span></text:p>
                <text:p><text:span text:style-name="T13"/></text:p>
                <text:p><text:span text:style-name="T13">var g = R.curry(function(w, x, y, z) {...})</text:span></text:p>
                <text:p><text:span text:style-name="T13">var gWX = g(5, 6)</text:span></text:p>
                <text:p><text:span text:style-name="T13">var gWXY = gWX(7)</text:span></text:p>
                <text:p><text:span text:style-name="T13">gWXY(8) <text:s/>//Invokes g(5, 6, 7, 8)</text:span></text:p>
              </text:list-header>
            </text:list>
          </draw:text-box>
        </draw:frame>
        <presentation:notes draw:style-name="dp2">
          <draw:page-thumbnail draw:style-name="gr1"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Currying Alternative: Partial Evaluation</text:p>
          </draw:text-box>
        </draw:frame>
        <draw:frame presentation:style-name="pr7" draw:layer="layout" svg:width="26.2cm" svg:height="15.486cm" svg:x="1.4cm" svg:y="4.914cm" presentation:class="outline" presentation:user-transformed="true">
          <draw:text-box>
            <text:list text:style-name="L4">
              <text:list-header>
                <text:p>Currying a function returns a function that implicitly does partial evaluations (plug the provided arguments and return a function of lesser arity expecting the remaining arguments) for you.</text:p>
                <text:p>Alternatively, you can make this a manual explicit process with R.partial.</text:p>
                <text:p/>
                <text:p>For Example: </text:p>
                <text:p><text:span text:style-name="T1"/></text:p>
                <text:p text:style-name="P13"><text:span text:style-name="T1">function add(x, y) {</text:span></text:p>
                <text:p text:style-name="P13"><text:span text:style-name="T1"><text:s text:c="4"/></text:span><text:span text:style-name="T1">return x + y</text:span></text:p>
                <text:p text:style-name="P13"><text:span text:style-name="T1">}</text:span></text:p>
                <text:p text:style-name="P13"><text:span text:style-name="T1"/></text:p>
                <text:p text:style-name="P13"><text:span text:style-name="T1">var add5 = R.partial(add, 5)</text:span></text:p>
                <text:p text:style-name="P13"><text:span text:style-name="T1">console.log(add5(6)) //Logs 11</text:span></text:p>
                <text:p text:style-name="P13"><text:span text:style-name="T1"/></text:p>
                <text:p text:style-name="P19"><text:span text:style-name="T8">You can go even further and breakdown a function into several intermediate functions, each expecting a slice of the arguments if you want to make it extremely explicit. However, currying is considered a more flexible easier to read form in an overwelming majority of cases and should be the default approach. </text:span></text:p>
                <text:p text:style-name="P20"><text:span text:style-name="T1"/></text:p>
                <text:p/>
                <text:p/>
                <text:p/>
              </text:list-header>
            </text:list>
          </draw:text-box>
        </draw:frame>
        <presentation:notes draw:style-name="dp2">
          <draw:page-thumbnail draw:style-name="gr1" draw:layer="layout" svg:width="13.968cm" svg:height="10.476cm" svg:x="3.81cm" svg:y="2.123cm" draw:page-number="28" presentation:class="page"/>
          <draw:frame presentation:style-name="pr3" draw:text-style-name="P2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Next Notion To Understand Upcoming Attractions: Functors</text:p>
          </draw:text-box>
        </draw:frame>
        <draw:frame presentation:style-name="pr7" draw:layer="layout" svg:width="25.199cm" svg:height="12.179cm" svg:x="1.4cm" svg:y="4.914cm" presentation:class="outline">
          <draw:text-box>
            <text:list text:style-name="L4">
              <text:list-header>
                <text:p>A functor is essentially a method that takes a value that is wrapped in a container, apply a function to it and returns the computed value in a new container.</text:p>
                <text:p/>
                <text:p>Have we seen functors before? As a matter of fact, we did in the form of R.map.</text:p>
                <text:p/>
                <text:p>The signature of R.map is: R.map(function, array) -&gt; array(function(arrayItem))</text:p>
                <text:p/>
                <text:p>It applies a function on each element of an array, returning the results in a brand new array.</text:p>
                <text:p/>
                <text:p>A specialized implementation of functors called monads allows us to deal with errors, side effects and asynchronous code.</text:p>
              </text:list-header>
            </text:list>
          </draw:text-box>
        </draw:frame>
        <presentation:notes draw:style-name="dp2">
          <draw:page-thumbnail draw:style-name="gr1"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rror Handling in Functional Programing</text:p>
          </draw:text-box>
        </draw:frame>
        <draw:frame presentation:style-name="pr7" draw:layer="layout" svg:width="25.199cm" svg:height="12.179cm" svg:x="1.4cm" svg:y="4.914cm" presentation:class="outline" presentation:user-transformed="true">
          <draw:text-box>
            <text:list text:style-name="L4">
              <text:list-header>
                <text:p>The most common mechanism in imperative programming to deal with errors is to throw exceptions.</text:p>
                <text:p>While it may be acceptable to throw exceptions in functional programming in certain edge cases (to catch programmer error or errors that should just cause the programm to crash, burn and restart), it is important to note that exceptions implicitly cause side effects outside of a called function as they cause your functional stack to unwind.</text:p>
                <text:p>Unfortunately, the common alternative to exceptions to to pass an error value down your composition of function calls and handle this possible error case every step of the way (a lot of repetition in <text:s/>error handling).</text:p>
                <text:p>But all is not lost, in swoop the <text:span text:style-name="T1">Maybe</text:span> and <text:span text:style-name="T1">Either</text:span> Monads to save the day.</text:p>
              </text:list-header>
            </text:list>
          </draw:text-box>
        </draw:frame>
        <presentation:notes draw:style-name="dp2">
          <draw:page-thumbnail draw:style-name="gr1"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Basic null/undefined Error Handling: Maybe Monad</text:p>
          </draw:text-box>
        </draw:frame>
        <draw:frame presentation:style-name="pr7" draw:layer="layout" svg:width="25.199cm" svg:height="12.179cm" svg:x="1.4cm" svg:y="4.914cm" presentation:class="outline" presentation:user-transformed="true">
          <draw:text-box>
            <text:list text:style-name="L4">
              <text:list-header>
                <text:p>The maybe monad is a container class whose functor method (called ‘map’ for monads) becomes a no-op that doesn’t apply the the passed function should its value ever become null or undefined.</text:p>
                <text:p>Basically, if you pass it an undefined/null value, it’s behavior is much like multiplication by 0: x*0*0*0*0*0... it will silently do nothing and return itself no matter how many times its fmap method is called.</text:p>
                <text:p>Also note that while the default implementation looks for null/undefined, you could feasibly modify the implementation to look for other types of invalid values.</text:p>
                <text:p/>
              </text:list-header>
            </text:list>
          </draw:text-box>
        </draw:frame>
        <presentation:notes draw:style-name="dp2">
          <draw:page-thumbnail draw:style-name="gr1"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Specification</text:p>
          </draw:text-box>
        </draw:frame>
        <draw:frame presentation:style-name="pr7" draw:layer="layout" svg:width="25.199cm" svg:height="12.179cm" svg:x="1.4cm" svg:y="4.914cm" presentation:class="outline" presentation:user-transformed="true">
          <draw:text-box>
            <text:list text:style-name="L4">
              <text:list-header>
                <text:p>While an full implementation of the maybe monad is beyond the score of this presentation, we’ll cover a brief specification of the class’s methods.</text:p>
              </text:list-header>
            </text:list>
            <text:list text:style-name="L6">
              <text:list-item>
                <text:p><text:span text:style-name="T1">Maybe.of(val)</text:span>: Returns a new instance of the Maybe container wrapped around the value</text:p>
              </text:list-item>
              <text:list-item>
                <text:p><text:span text:style-name="T1">MaybeInstance.map(f)</text:span>: Applies the function ‘f’ on the container’s value and return it in a new container of not null/undefined, else return the current container and do nothing.</text:p>
              </text:list-item>
              <text:list-item>
                <text:p><text:span text:style-name="T1">MaybeInstance.value()</text:span>: Returns the container’s value if not undefined/null, else throws an exception</text:p>
              </text:list-item>
              <text:list-item>
                <text:p><text:span text:style-name="T1">MaybeInstance.isNothing()</text:span>: Returns true if the container’s value is undefined/null</text:p>
              </text:list-item>
              <text:list-item>
                <text:p><text:span text:style-name="T1">MaybeInstance.isJust()</text:span>: Returns true if the container’s value is not undefined/null</text:p>
              </text:list-item>
              <text:list-item>
                <text:p><text:span text:style-name="T1">MaybeInstance.chain(f)</text:span>: Applies the function f on the container’s result and return the unwrapped value if not undefined/null, else just return the container</text:p>
              </text:list-item>
              <text:list-item>
                <text:p><text:span text:style-name="T1">MaybeInstance.getOrElse(other)</text:span>: Returns the unwrapped container’s value if not undefined/null, else returns other</text:p>
              </text:list-item>
            </text:list>
            <text:list text:style-name="L4">
              <text:list-header>
                <text:p/>
                <text:p/>
              </text:list-header>
            </text:list>
          </draw:text-box>
        </draw:frame>
        <presentation:notes draw:style-name="dp2">
          <draw:page-thumbnail draw:style-name="gr1"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Usage</text:p>
          </draw:text-box>
        </draw:frame>
        <draw:frame presentation:style-name="pr7" draw:layer="layout" svg:width="25.8cm" svg:height="15.286cm" svg:x="1.4cm" svg:y="4.914cm" presentation:class="outline" presentation:user-transformed="true">
          <draw:text-box>
            <text:list text:style-name="L4">
              <text:list-header>
                <text:p>//Either got an array of students from the database or null if no students where found</text:p>
                <text:p>//Lets compute the average grade for all students named Adrian and let a Maybe monad handle the possible null value</text:p>
                <text:p/>
                <text:p>var nameLens = R.lens(R.prop('name'), R.assoc('name'));</text:p>
                <text:p>var gradeLens = R.lens(R.prop('grade'), R.assoc('grade'));</text:p>
                <text:p/>
                <text:p>var isAdrian = R.compose(R.equals('Adrian'), R.view(nameLens))</text:p>
                <text:p>var adrianGradeAverage = R.compose(R.mean, R.map(R.view(nameLens)), R.filter(isAdrian))</text:p>
                <text:p/>
                <text:p>var Average = Maybe.of(databaseStudents).map(adrianGradeAverage).getOrElse(-1)</text:p>
              </text:list-header>
            </text:list>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3"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Maybe Monad R.compose Integration</text:p>
          </draw:text-box>
        </draw:frame>
        <draw:frame presentation:style-name="pr7" draw:layer="layout" svg:width="26cm" svg:height="15.286cm" svg:x="1.4cm" svg:y="4.914cm" presentation:class="outline" presentation:user-transformed="true">
          <draw:text-box>
            <text:list text:style-name="L4">
              <text:list-header>
                <text:p>If you prefer a more direct integration with R.compose... That can be achieved to as follows:</text:p>
                <text:p text:style-name="P22">//The top 3 utility functions would go in their own modules in an actual codebase</text:p>
                <text:p text:style-name="P22"><text:span text:style-name="T1">var map = R.curry((fn, container) =&gt; {</text:span></text:p>
                <text:p text:style-name="P22"><text:span text:style-name="T1"><text:s text:c="4"/></text:span><text:span text:style-name="T1">return container.map(fn);</text:span></text:p>
                <text:p text:style-name="P22"><text:span text:style-name="T1">});</text:span></text:p>
                <text:p text:style-name="P22"><text:span text:style-name="T1"/></text:p>
                <text:p text:style-name="P22"><text:span text:style-name="T1">var maybeOf = (val) =&gt; {</text:span></text:p>
                <text:p text:style-name="P22"><text:span text:style-name="T1"><text:s text:c="4"/></text:span><text:span text:style-name="T1">return Maybe.of(val);</text:span></text:p>
                <text:p text:style-name="P22"><text:span text:style-name="T1">};</text:span></text:p>
                <text:p text:style-name="P22"><text:span text:style-name="T1"/></text:p>
                <text:p text:style-name="P22"><text:span text:style-name="T1">var getOrElse = R.curry((other, container) =&gt; {</text:span></text:p>
                <text:p text:style-name="P22"><text:span text:style-name="T1"><text:s text:c="4"/></text:span><text:span text:style-name="T1">return container.getOrElse(other);</text:span></text:p>
                <text:p text:style-name="P22"><text:span text:style-name="T1">});</text:span></text:p>
                <text:p text:style-name="P22"><text:span text:style-name="T1"/></text:p>
                <text:p text:style-name="P22">//And the previous example can be rewriten as:</text:p>
                <text:p text:style-name="P22"><text:span text:style-name="T1">var adrianGradeAverage = R.compose(getOrElse(-1), map(R.mean), map(R.map(R.view(nameLens))), map(R.filter(isAdrian)), maybeOf);</text:span></text:p>
                <text:p text:style-name="P22"><text:span text:style-name="T1"/></text:p>
                <text:p text:style-name="P22"><text:span text:style-name="T1">var average = adrianGradeAverage(databaseStudents);</text:span></text:p>
                <text:p/>
              </text:list-header>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Error Handling With Feedback: Either Monad</text:p>
          </draw:text-box>
        </draw:frame>
        <draw:frame presentation:style-name="pr7" draw:layer="layout" svg:width="25.199cm" svg:height="12.179cm" svg:x="1.4cm" svg:y="4.914cm" presentation:class="outline">
          <draw:text-box>
            <text:list text:style-name="L4">
              <text:list-header>
                <text:p>Sometimes, you want a more fine-grained control over the reporting of the error and return some custom error information.</text:p>
              </text:list-header>
            </text:list>
            <text:list text:style-name="L6">
              <text:list-header>
                <text:p>This is what the Either monad is for. It behaves very similarly to the Maybe monad with 2 notable differences:</text:p>
              </text:list-header>
              <text:list-item>
                <text:p>The error no-op condition is not auto-detected from the input. It must be triggered from outside the class.</text:p>
              </text:list-item>
              <text:list-item>
                <text:p>You can pass an error value when triggering the error condition and get it at the end.</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Specification</text:p>
          </draw:text-box>
        </draw:frame>
        <draw:frame presentation:style-name="pr7" draw:layer="layout" svg:width="25.199cm" svg:height="12.179cm" svg:x="1.4cm" svg:y="4.914cm" presentation:class="outline" presentation:user-transformed="true">
          <draw:text-box>
            <text:list text:style-name="L4">
              <text:list-header>
                <text:p>Again, while a full implementation is outside the scope of this presentation, an API of the class’ methods will be presented here:</text:p>
              </text:list-header>
            </text:list>
            <text:list text:style-name="L6">
              <text:list-item>
                <text:p><text:span text:style-name="T1">Either.left(errVal):</text:span> Returns the error value wrapped in an Either container. </text:p>
              </text:list-item>
              <text:list-item>
                <text:p><text:span text:style-name="T1">Either.right(val): </text:span>Returns an accepted value wrapped in an Either container.</text:p>
              </text:list-item>
              <text:list-item>
                <text:p><text:s/><text:span text:style-name="T1">EitherInstance.map(f): </text:span>Applies the function f to the value and return the result wrapped in a new Either.right container if the original container was Either.right, else just return the present container with a no-op.</text:p>
              </text:list-item>
              <text:list-item>
                <text:p><text:span text:style-name="T1">EitherInstance.chain(f):</text:span> Same as the above, except in the case of Either.right, it returns the value unwrapped.</text:p>
              </text:list-item>
              <text:list-item>
                <text:p><text:span text:style-name="T1">EitherInstance.isRight():</text:span> Returns true if the container was created with Either.right, else false</text:p>
              </text:list-item>
              <text:list-item>
                <text:p><text:span text:style-name="T1">EitherInstance.isLeft():</text:span> Returns true if the container was created with Either.left, else false</text:p>
              </text:list-item>
              <text:list-item>
                <text:p><text:span text:style-name="T1">EitherInstance.value():</text:span> Returns the container’s value if Either.right, else throw an exception</text:p>
              </text:list-item>
              <text:list-item>
                <text:p><text:span text:style-name="T1">EitherInstance.getOrElse(other):</text:span> Returns the unwrapped value if the container is Either.right, else return other</text:p>
              </text:list-item>
              <text:list-item>
                <text:p><text:span text:style-name="T1">EitherInstance.orElse(f):</text:span> Apply the function f to the error value and return the unwrapped result if Either.left, else return the container as is.</text:p>
              </text:list-item>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ither Monad Usage</text:p>
          </draw:text-box>
        </draw:frame>
        <draw:frame presentation:style-name="pr7" draw:layer="layout" svg:width="26cm" svg:height="15.286cm" svg:x="1.4cm" svg:y="4.914cm" presentation:class="outline" presentation:user-transformed="true">
          <draw:text-box>
            <text:list text:style-name="L4">
              <text:list-header>
                <text:p>Below is the Adrian grade average example adapted to the either monad:</text:p>
                <text:p/>
                <text:p text:style-name="P22"><text:span text:style-name="T1">var eitherStudentsCheck = function(databaseStudents) {</text:span></text:p>
                <text:p text:style-name="P22"><text:span text:style-name="T1"><text:s text:c="4"/></text:span><text:span text:style-name="T1">if(databaseStudents === null) {</text:span></text:p>
                <text:p text:style-name="P22"><text:span text:style-name="T1"><text:s text:c="8"/></text:span><text:span text:style-name="T1">return Either.left(new Error("Could not get students from the database");</text:span></text:p>
                <text:p text:style-name="P22"><text:span text:style-name="T1"><text:s text:c="4"/></text:span><text:span text:style-name="T1">} else {</text:span></text:p>
                <text:p text:style-name="P22"><text:span text:style-name="T1"><text:s text:c="8"/></text:span><text:span text:style-name="T1">return Either.right(databaseStudents);</text:span></text:p>
                <text:p text:style-name="P22"><text:span text:style-name="T1"><text:s text:c="4"/></text:span><text:span text:style-name="T1">}</text:span></text:p>
                <text:p text:style-name="P22"><text:span text:style-name="T1">}</text:span></text:p>
                <text:p text:style-name="P22"/>
                <text:p text:style-name="P22">//And the previous example can be rewriten as:</text:p>
                <text:p text:style-name="P22"><text:span text:style-name="T1">var adrianGradeAverage = R.compose(map(R.mean), map(R.map(R.view(nameLens))), map(R.filter(isAdrian)), eitherStudentsCheck);</text:span></text:p>
                <text:p text:style-name="P22"><text:span text:style-name="T1"/></text:p>
                <text:p text:style-name="P22"><text:span text:style-name="T1">var eitherAverage = adrianGradeAverage(databaseStudents);</text:span></text:p>
                <text:p text:style-name="P22"><text:span text:style-name="T1"/></text:p>
                <text:p text:style-name="P22"><text:span text:style-name="T1">if(eitherAverage.isRight()) {</text:span></text:p>
                <text:p text:style-name="P22"><text:span text:style-name="T1"><text:s text:c="4"/></text:span><text:span text:style-name="T1">console.log('And the aveage is: + eitherAverage.value());</text:span></text:p>
                <text:p text:style-name="P22"><text:span text:style-name="T1">} else {</text:span></text:p>
                <text:p text:style-name="P22"><text:span text:style-name="T1"><text:s text:c="4"/></text:span><text:span text:style-name="T1">console.log('Failed with error: ' + eitherAvegage.orElse(R.identity));</text:span></text:p>
                <text:p text:style-name="P22"><text:span text:style-name="T1">}</text:span></text:p>
                <text:p/>
              </text:list-header>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ynchronous Side-Effect Management With the IO Monad</text:p>
          </draw:text-box>
        </draw:frame>
        <draw:frame presentation:style-name="pr7" draw:layer="layout" svg:width="25.199cm" svg:height="12.179cm" svg:x="1.4cm" svg:y="4.914cm" presentation:class="outline">
          <draw:text-box>
            <text:list text:style-name="L4">
              <text:list-header>
                <text:p>The io Monad is meant to wrap synchronous operations with side effects to delay either call. </text:p>
                <text:p>As there are not too many synchronous operations with side-effect in JS, I don’t perceive it as being as useful in JS as it may be in other languages, but I’ll include it for completeness.</text:p>
                <text:p>Unlike the previous 2 monads, this monad’s map function doesn’t execute the passed function immediately on the wrapped value. Rather, the new value will be a new function that wraps a call to the composition of the existing side-effect and the wrap function (it helps to think about it recursively). Everything gets resolved once the run() or chain() methods get called on the object.</text:p>
                <text:p>In this manner, side-effects are delayed until the original composition defining the IO Monad is completed and run()/chain() is called, but given that the contained value is a bunch of composed function calls, you can’t do anything terribly useful with it until you call run()/chain() anyways.</text:p>
                <text:p>One midly interesting (useful?) application is that once you got the result of the initial composition, you may call the run() method repeatedly to recompute.</text:p>
              </text:list-header>
            </text:list>
          </draw:text-box>
        </draw:frame>
        <presentation:notes draw:style-name="dp2">
          <draw:page-thumbnail draw:style-name="gr1" draw:layer="layout" svg:width="13.968cm" svg:height="10.476cm" svg:x="3.81cm" svg:y="2.123cm" draw:page-number="38" presentation:class="page"/>
          <draw:frame presentation:style-name="pr3"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IO Monad Specification</text:p>
          </draw:text-box>
        </draw:frame>
        <draw:frame presentation:style-name="pr7" draw:layer="layout" svg:width="25.199cm" svg:height="12.179cm" svg:x="1.4cm" svg:y="4.914cm" presentation:class="outline" presentation:user-transformed="true">
          <draw:text-box>
            <text:list text:style-name="L4">
              <text:list-header>
                <text:p>The methods of the IO monad will be specified here:</text:p>
              </text:list-header>
              <text:list-item>
                <text:p>IO.from(effectFn): Wraps (but does not execute) the side-effect function in a new IO container’s value and return the container.</text:p>
              </text:list-item>
              <text:list-item>
                <text:p>IoInstance.map(f): Wraps the side-effect function of the container in a function that returns a call to f, composed with a call to the side-effect and wraps that in a new IO container. Essential, effectFn of the new container becomes () =&gt; R.compose(f, effectFnPreviousContainer)().</text:p>
              </text:list-item>
              <text:list-item>
                <text:p>IoInstance.chain(f): Call the effectFn, pass the result to a call to f and return that value.</text:p>
              </text:list-item>
              <text:list-item>
                <text:p>IoInstance.run(): Call the effectFn and return that value </text:p>
                <text:p/>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text-style-name="P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IO Monad Example</text:p>
          </draw:text-box>
        </draw:frame>
        <draw:frame presentation:style-name="pr7" draw:layer="layout" svg:width="26.2cm" svg:height="15.686cm" svg:x="1.4cm" svg:y="4.914cm" presentation:class="outline" presentation:user-transformed="true">
          <draw:text-box>
            <text:list text:style-name="L4">
              <text:list-header>
                <text:p>//Assume we have a readFile(name) function, that, given the name will synchronously fetch the entry in a file and return a JSON representation of the person</text:p>
                <text:p>//Assume that we have a readInput() function as well, that reads the user-entry from the DOM. It returns null if the name is not found.</text:p>
                <text:p>//Once we have read the person in the file, we'll just return their city of birth</text:p>
                <text:p><text:span text:style-name="T1"/></text:p>
                <text:p><text:span text:style-name="T1">var asIO = R.curry(function(fn) =&gt; {</text:span></text:p>
                <text:p><text:span text:style-name="T1"><text:s text:c="4"/></text:span><text:span text:style-name="T1">return IO.from(fn);</text:span></text:p>
                <text:p><text:span text:style-name="T1">});</text:span></text:p>
                <text:p><text:span text:style-name="T1"/></text:p>
                <text:p><text:span text:style-name="T1">function checkEntry(entry) {</text:span></text:p>
                <text:p><text:span text:style-name="T1"><text:s text:c="3"/></text:span><text:span text:style-name="T1">if(entry === null) {</text:span></text:p>
                <text:p><text:span text:style-name="T1"><text:s text:c="7"/></text:span><text:span text:style-name="T1">return Either.left(new Error("Entry was not found in the file!"));</text:span></text:p>
                <text:p><text:span text:style-name="T1"><text:s text:c="3"/></text:span><text:span text:style-name="T1">} else {</text:span></text:p>
                <text:p><text:span text:style-name="T1"><text:s text:c="7"/></text:span><text:span text:style-name="T1">return Either.right(entry);</text:span></text:p>
                <text:p><text:span text:style-name="T1"><text:s text:c="3"/></text:span><text:span text:style-name="T1">}</text:span></text:p>
                <text:p><text:span text:style-name="T1">}</text:span></text:p>
                <text:p><text:span text:style-name="T1"/></text:p>
                <text:p><text:span text:style-name="T1">var cityOfBirthLens = R.lens(R.prop('cityOfBirth'), R.assoc('cityOfBirth'))</text:span></text:p>
                <text:p/>
                <text:p>//Note here that 'chain' resolves the IO.Monad. In all monads, chain unwraps the monad's value if valid and can be used as a point of transition between different monads</text:p>
                <text:p><text:span text:style-name="T1">var cityOfBirth = R.compose(R.view(cityOfBirthLens), checkEntry, chain(readFile), asIO)</text:span></text:p>
                <text:p><text:span text:style-name="T1"/></text:p>
                <text:p><text:span text:style-name="T1">var eitherResult = cityOfBirth();</text:span></text:p>
                <text:p><text:span text:style-name="T1"/></text:p>
                <text:p><text:span text:style-name="T1">if(eitherResult.isRight()) {</text:span></text:p>
                <text:p><text:span text:style-name="T1"><text:s text:c="4"/></text:span><text:span text:style-name="T1">console.log('City of birth is: ' + eitherResult.value());</text:span></text:p>
                <text:p><text:span text:style-name="T1">} else {</text:span></text:p>
                <text:p><text:span text:style-name="T1"><text:s text:c="4"/></text:span><text:span text:style-name="T1">console.log('Error occured: ' + eitherResult.orElse(R.identity));</text:span></text:p>
                <text:p><text:span text:style-name="T1">}</text:span></text:p>
              </text:list-header>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3" draw:text-style-name="P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ealing With Asynchronous Code: Promises</text:p>
          </draw:text-box>
        </draw:frame>
        <draw:frame presentation:style-name="pr7" draw:layer="layout" svg:width="25.199cm" svg:height="12.179cm" svg:x="1.4cm" svg:y="4.914cm" presentation:class="outline" presentation:user-transformed="true">
          <draw:text-box>
            <text:list text:style-name="L4">
              <text:list-header>
                <text:p>Promises are a way to deal more elegantly with asynchronous code.</text:p>
                <text:p>...</text:p>
              </text:list-header>
            </text:list>
          </draw:text-box>
        </draw:frame>
        <presentation:notes draw:style-name="dp2">
          <draw:page-thumbnail draw:style-name="gr1" draw:layer="layout" svg:width="13.968cm" svg:height="10.476cm" svg:x="3.81cm" svg:y="2.123cm" draw:page-number="41" presentation:class="page"/>
          <draw:frame presentation:style-name="pr3" draw:text-style-name="P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Content From the Book Not Covered Here</text:p>
          </draw:text-box>
        </draw:frame>
        <draw:frame presentation:style-name="pr7" draw:layer="layout" svg:width="25.199cm" svg:height="12.179cm" svg:x="1.4cm" svg:y="4.914cm" presentation:class="outline">
          <draw:text-box>
            <text:list text:style-name="L6">
              <text:list-item>
                <text:p>Functional Optimisation (including memoization and tail-call optimisation with recursion)</text:p>
              </text:list-item>
              <text:list-item>
                <text:p>Point-free programming definition (fancy wording for composition)</text:p>
              </text:list-item>
              <text:list-item>
                <text:p>Property-based testing</text:p>
              </text:list-item>
              <text:list-item>
                <text:p>Method Chaining</text:p>
              </text:list-item>
              <text:list-item>
                <text:p>Brush Up on Recursion, closures and scope</text:p>
              </text:list-item>
              <text:list-item>
                <text:p>Lodash functional facilities</text:p>
              </text:list-item>
              <text:list-item>
                <text:p>Objects as Values</text:p>
              </text:list-item>
              <text:list-item>
                <text:p>Control-flow with functional combinators</text:p>
              </text:list-item>
              <text:list-item>
                <text:p>Formal definition of a function’s arguments and output (used in the Ramda website)</text:p>
              </text:list-item>
              <text:list-item>
                <text:p>Lots of philosophising on functional vs imperative/object oriented</text:p>
              </text:list-item>
              <text:list-item>
                <text:p>Lot more details into the topics covered in this presentation</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eferences</text:p>
          </draw:text-box>
        </draw:frame>
        <draw:frame presentation:style-name="pr7" draw:layer="layout" svg:width="25.199cm" svg:height="12.179cm" svg:x="1.4cm" svg:y="4.914cm" presentation:class="outline">
          <draw:text-box>
            <text:list text:style-name="L6">
              <text:list-item>
                <text:p>Book (see the companion code for Tuple and Monads implementations): </text:p>
                <text:p><text:span text:style-name="T14">https://www.manning.com/books/functional-programming-in-javascript</text:span> </text:p>
              </text:list-item>
              <text:list-item>
                <text:p><text:span text:style-name="T12">Ramda Library:</text:span><text:span text:style-name="T13"> </text:span></text:p>
                <text:p><text:span text:style-name="T13">http://ramdajs.com/</text:span></text:p>
              </text:list-item>
              <text:list-item>
                <text:p><text:span text:style-name="T12">Folktale (containing book’s reference for Either and Maybe monads):</text:span><text:span text:style-name="T13"> </text:span></text:p>
              </text:list-item>
            </text:list>
            <text:list text:style-name="L4">
              <text:list-header>
                <text:p><text:span text:style-name="T13"><text:a xlink:href="http://docs.folktalejs.org/en/latest/" xlink:type="simple">http://docs.folktalejs.org/en/latest/</text:a></text:span></text:p>
              </text:list-header>
            </text:list>
            <text:list text:style-name="L6">
              <text:list-item>
                <text:p><text:span text:style-name="T12">FantasyLand (alternative to Folktale highly recommended by the book’s author):</text:span></text:p>
              </text:list-item>
            </text:list>
            <text:list text:style-name="L4">
              <text:list-header>
                <text:p><text:span text:style-name="T13">https://github.com/fantasyland</text:span></text:p>
              </text:list-header>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align-last="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4T11:08:00.396104709</meta:creation-date>
    <dc:date>2017-06-05T02:07:27.873807357</dc:date>
    <meta:editing-duration>PT6H26M40S</meta:editing-duration>
    <meta:editing-cycles>81</meta:editing-cycles>
    <meta:generator>LibreOffice/5.1.6.2$Linux_X86_64 LibreOffice_project/10m0$Build-2</meta:generator>
    <meta:document-statistic meta:object-count="192"/>
  </office:meta>
</office:document-meta>
</file>